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699cm" svg:height="0.762cm" svg:x="1.29cm" svg:y="1.127cm">
          <text:p text:style-name="P1"><text:span text:style-name="T1">jettyStartWarDebug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38cm" svg:height="1.523cm" svg:x="1.722cm" svg:y="2.778cm">
          <text:p text:style-name="P1"><text:span text:style-name="T1">sources</text:span><text:span text:style-name="T1"><text:line-break/></text:span><text:span text:style-name="T1">up-to-da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3.64cm" svg:y1="1.889cm" svg:x2="3.641cm" svg:y2="2.778cm" draw:start-shape="id1" draw:start-glue-point="6" draw:end-shape="id2" draw:end-glue-point="4" svg:d="m3640 1889 1 889" svg:viewBox="0 0 2 890">
          <text:p/>
        </draw:connector>
        <draw:custom-shape draw:style-name="gr1" draw:text-style-name="P3" xml:id="id3" draw:id="id3" draw:layer="layout" svg:width="3.26cm" svg:height="0.82cm" svg:x="5.777cm" svg:y="4.371cm">
          <text:p text:style-name="P1"><text:span text:style-name="T2">comp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5.56cm" svg:y1="3.54cm" svg:x2="7.407cm" svg:y2="4.371cm" draw:start-shape="id2" draw:start-glue-point="7" draw:end-shape="id3" draw:end-glue-point="4" svg:d="m5560 3540h1847v831" svg:viewBox="0 0 1848 832">
          <text:p text:style-name="P1"><text:span text:style-name="T2">no</text:span></text:p>
          <text:p text:style-name="P1"><text:span text:style-name="T2"/></text:p>
        </draw:connector>
        <draw:connector draw:style-name="gr3" draw:text-style-name="P5" draw:layer="layout" draw:type="line" svg:x1="3.641cm" svg:y1="4.301cm" svg:x2="3.619cm" svg:y2="6.764cm" draw:start-shape="id2" draw:start-glue-point="6" draw:end-shape="id4" draw:end-glue-point="4" svg:d="m3641 4301-22 2463" svg:viewBox="0 0 23 2464">
          <text:p text:style-name="P4"><text:span text:style-name="T2">yes <text:s text:c="7"/>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connector>
        <draw:connector draw:style-name="gr2" draw:text-style-name="P3" draw:layer="layout" svg:x1="7.407cm" svg:y1="5.191cm" svg:x2="3.619cm" svg:y2="6.764cm" draw:start-shape="id3" draw:start-glue-point="6" draw:end-shape="id4" svg:d="m7407 5191v787h-3788v786" svg:viewBox="0 0 3789 1574">
          <text:p/>
        </draw:connector>
        <draw:custom-shape draw:style-name="gr1" draw:text-style-name="P3" xml:id="id5" draw:id="id5" draw:layer="layout" svg:width="4.773cm" svg:height="1.054cm" svg:x="1.216cm" svg:y="8.836cm">
          <text:p text:style-name="P1"><text:span text:style-name="T2">start Jetty process </text:span><text:span text:style-name="T2"><text:line-break/></text:span><text:span text:style-name="T2">against war-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curve" svg:x1="3.603cm" svg:y1="9.89cm" svg:x2="10.815cm" svg:y2="10.525cm" draw:start-shape="id5" draw:start-glue-point="6" draw:end-shape="id6" draw:end-glue-point="3" svg:d="m3603 9890c0 424 2404 635 7212 635" svg:viewBox="0 0 7213 636">
          <text:p text:style-name="P6"><text:span text:style-name="T2">start process <text:s text:c="2"/></text:span></text:p>
        </draw:connector>
        <draw:custom-shape draw:style-name="gr5" draw:text-style-name="P3" xml:id="id10" draw:id="id10" draw:layer="layout" svg:width="4.064cm" svg:height="1.171cm" svg:x="10.815cm" svg:y="16.339cm">
          <text:p text:style-name="P1"><text:span text:style-name="T2">send “started” signal </text:span></text:p>
          <text:p text:style-name="P1"><text:span text:style-name="T2">to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3.603cm" svg:y1="9.89cm" svg:x2="3.64cm" svg:y2="11.499cm" draw:start-shape="id5" draw:start-glue-point="6" draw:end-shape="id7" draw:end-glue-point="4" svg:d="m3603 9890 37 1609" svg:viewBox="0 0 38 1610">
          <text:p/>
        </draw:connector>
        <draw:custom-shape draw:style-name="gr1" draw:text-style-name="P3" xml:id="id7" draw:id="id7" draw:layer="layout" svg:width="3.937cm" svg:height="1.171cm" svg:x="1.671cm" svg:y="11.499cm">
          <text:p text:style-name="P1"><text:span text:style-name="T2">wait for “started” signal </text:span><text:span text:style-name="T2"><text:line-break/></text:span><text:span text:style-name="T2">on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6" draw:id="id6" draw:layer="layout" svg:width="4.064cm" svg:height="0.762cm" svg:x="10.815cm" svg:y="10.144cm">
          <text:p text:style-name="P1"><text:span text:style-name="T1">Jetty process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draw:type="line" svg:x1="12.873cm" svg:y1="13.014cm" svg:x2="12.851cm" svg:y2="14.208cm" draw:start-shape="id8" draw:start-glue-point="6" draw:end-shape="id9" draw:end-glue-point="4" svg:d="m12873 13014-22 1194" svg:viewBox="0 0 23 1195">
          <text:p text:style-name="P1"><text:span text:style-name="T2">resume <text:s text:c="15"/></text:span></text:p>
        </draw:connector>
        <draw:custom-shape draw:style-name="gr5" draw:text-style-name="P3" xml:id="id11" draw:id="id11" draw:layer="layout" svg:width="4.826cm" svg:height="1.397cm" svg:x="10.434cm" svg:y="18.78cm">
          <text:p text:style-name="P1"><text:span text:style-name="T2">In wait loop.</text:span><text:span text:style-name="T2"><text:line-break/></text:span><text:span text:style-name="T2">listen for “stop” signal </text:span><text:span text:style-name="T2"><text:line-break/></text:span><text:span text:style-name="T2">on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2.847cm" svg:y1="17.51cm" svg:x2="12.847cm" svg:y2="18.78cm" draw:start-shape="id10" draw:end-shape="id11" draw:end-glue-point="4" svg:d="m12847 17510v1270" svg:viewBox="0 0 1 1271">
          <text:p/>
        </draw:connector>
        <draw:custom-shape draw:style-name="gr1" draw:text-style-name="P2" xml:id="id14" draw:id="id14" draw:layer="layout" svg:width="5.207cm" svg:height="1.284cm" svg:x="1.163cm" svg:y="23.084cm">
          <text:p text:style-name="P1"><text:span text:style-name="T1">jettyStartWarDebug finished.</text:span><text:span text:style-name="T1"><text:line-break/></text:span><text:span text:style-name="T1">Gradle proceeds </text:span><text:span text:style-name="T1"><text:line-break/></text:span><text:span text:style-name="T1">with other tas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draw:type="line" svg:x1="10.815cm" svg:y1="16.924cm" svg:x2="5.608cm" svg:y2="12.085cm" draw:start-shape="id10" draw:end-shape="id7" draw:end-glue-point="7" svg:d="m10815 16924-5207-4839" svg:viewBox="0 0 5208 4840">
          <text:p text:style-name="P1"><text:span text:style-name="T2"/></text:p>
          <text:p text:style-name="P1"><text:span text:style-name="T2">tcp</text:span></text:p>
        </draw:connector>
        <draw:custom-shape draw:style-name="gr5" draw:text-style-name="P2" xml:id="id12" draw:id="id12" draw:layer="layout" svg:width="3.81cm" svg:height="0.762cm" svg:x="10.942cm" svg:y="21.32cm">
          <text:p text:style-name="P1"><text:span text:style-name="T1">Jetty process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2.847cm" svg:y1="20.177cm" svg:x2="12.847cm" svg:y2="21.32cm" draw:start-shape="id11" draw:end-shape="id12" draw:end-glue-point="0" svg:d="m12847 20177v1143" svg:viewBox="0 0 1 1144">
          <text:p/>
        </draw:connector>
        <draw:custom-shape draw:style-name="gr1" draw:text-style-name="P3" xml:id="id13" draw:id="id13" draw:layer="layout" svg:width="3.81cm" svg:height="1.171cm" svg:x="1.798cm" svg:y="19.909cm">
          <text:p text:style-name="P1"><text:span text:style-name="T2">wait for Jetty process</text:span></text:p>
          <text:p text:style-name="P1"><text:span text:style-name="T2">to fini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3.64cm" svg:y1="12.67cm" svg:x2="3.703cm" svg:y2="19.909cm" draw:start-shape="id7" draw:start-glue-point="6" draw:end-shape="id13" draw:end-glue-point="4" svg:d="m3640 12670 63 7239" svg:viewBox="0 0 64 7240">
          <text:p/>
        </draw:connector>
        <draw:connector draw:style-name="gr4" draw:text-style-name="P3" draw:layer="layout" draw:type="line" svg:x1="10.942cm" svg:y1="21.701cm" svg:x2="5.608cm" svg:y2="20.494cm" draw:start-shape="id12" draw:start-glue-point="5" draw:end-shape="id13" svg:d="m10942 21701-5334-1207" svg:viewBox="0 0 5335 1208">
          <text:p text:style-name="P1"><text:span text:style-name="T2"/></text:p>
          <text:p text:style-name="P1"><text:span text:style-name="T2"/></text:p>
          <text:p text:style-name="P1"><text:span text:style-name="T2">thread sync</text:span></text:p>
        </draw:connector>
        <draw:connector draw:style-name="gr2" draw:text-style-name="P3" draw:layer="layout" draw:type="line" svg:x1="3.703cm" svg:y1="21.08cm" svg:x2="3.767cm" svg:y2="23.084cm" draw:start-shape="id13" draw:start-glue-point="6" draw:end-shape="id14" draw:end-glue-point="4" svg:d="m3703 21080 64 2004" svg:viewBox="0 0 65 2005">
          <text:p/>
        </draw:connector>
        <draw:custom-shape draw:style-name="gr5" draw:text-style-name="P3" xml:id="id9" draw:id="id9" draw:layer="layout" svg:width="4.326cm" svg:height="0.889cm" svg:x="10.688cm" svg:y="14.208cm">
          <text:p text:style-name="P1"><text:span text:style-name="T2">listen for HTTP requests </text:span><text:span text:style-name="T2"><text:line-break/></text:span><text:span text:style-name="T2">on </text:span><text:span text:style-name="T3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2.851cm" svg:y1="15.097cm" svg:x2="12.847cm" svg:y2="16.339cm" draw:start-shape="id9" draw:end-shape="id10" svg:d="m12851 15097-4 1242" svg:viewBox="0 0 5 1243">
          <text:p/>
        </draw:connector>
        <draw:custom-shape draw:style-name="gr1" draw:text-style-name="P3" xml:id="id4" draw:id="id4" draw:layer="layout" svg:width="4.074cm" svg:height="0.82cm" svg:x="1.582cm" svg:y="6.764cm">
          <text:p text:style-name="P1"><text:span text:style-name="T2">build war-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3.619cm" svg:y1="7.584cm" svg:x2="3.603cm" svg:y2="8.836cm" draw:start-shape="id4" draw:end-shape="id5" draw:end-glue-point="4" svg:d="m3619 7584-16 1252" svg:viewBox="0 0 17 1253">
          <text:p/>
        </draw:connector>
        <draw:custom-shape draw:style-name="gr6" draw:text-style-name="P8" xml:id="id15" draw:id="id15" draw:layer="layout" svg:width="3.81cm" svg:height="1.524cm" svg:x="11.958cm" svg:y="22.717cm">
          <text:p text:style-name="P1"><text:span text:style-name="T4">gradle jettyStop,</text:span></text:p>
          <text:p text:style-name="P1"><text:span text:style-name="T4">sends “stop” signal</text:span></text:p>
          <text:p text:style-name="P1"><text:span text:style-name="T4">to </text:span><text:span text:style-name="T5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8" draw:layer="layout" draw:type="curve" svg:x1="15.768cm" svg:y1="23.479cm" svg:x2="15.26cm" svg:y2="19.479cm" draw:start-shape="id15" draw:start-glue-point="7" draw:end-shape="id11" draw:end-glue-point="7" svg:d="m15768 23479c753 0 1007-4000-508-4000" svg:viewBox="0 0 1108 4001">
          <text:p text:style-name="P1"><text:span text:style-name="T4">tcp</text:span></text:p>
        </draw:connector>
        <draw:custom-shape draw:style-name="gr5" draw:text-style-name="P3" xml:id="id8" draw:id="id8" draw:layer="layout" svg:width="3.683cm" svg:height="1.054cm" svg:x="11.032cm" svg:y="11.96cm">
          <text:p text:style-name="P1"><text:span text:style-name="T2">suspended mode,</text:span></text:p>
          <text:p text:style-name="P1"><text:span text:style-name="T2">listen to port 5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2.847cm" svg:y1="10.906cm" svg:x2="12.873cm" svg:y2="11.96cm" draw:start-shape="id6" draw:start-glue-point="6" draw:end-shape="id8" draw:end-glue-point="4" svg:d="m12847 10906 26 1054" svg:viewBox="0 0 27 10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2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5-11T11:43:28.077740663</meta:creation-date>
    <dc:date>2014-05-12T21:03:26.504825240</dc:date>
    <dc:creator>Andrey Hihlovskiy</dc:creator>
    <meta:editing-duration>PT3H10M49S</meta:editing-duration>
    <meta:editing-cycles>63</meta:editing-cycles>
    <meta:generator>LibreOffice/4.1.3.2$Linux_X86_64 LibreOffice_project/410m0$Build-2</meta:generator>
    <meta:document-statistic meta:object-count="32"/>
  </office:meta>
</office:document-meta>
</file>